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C000001302127BDA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78cm" svg:height="20.914cm" svg:x="0.022cm" svg:y="0.086cm">
          <draw:image xlink:href="Pictures/10000000000001CC000001302127BD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1T04:11:41.195281946</meta:creation-date>
    <dc:date>2014-10-21T04:12:30.709369413</dc:date>
    <meta:editing-duration>P0D</meta:editing-duration>
    <meta:editing-cycles>1</meta:editing-cycles>
    <meta:document-statistic meta:object-count="24"/>
    <meta:generator>LibreOffice/4.2.6.3$Linux_X86_64 LibreOffice_project/420m0$Build-3</meta:generator>
  </office:meta>
</office:document-meta>
</file>